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29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273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3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Total Expected Cost</text:p>
          </table:table-cell>
        </table:table-row>
        <table:table-row table:style-name="ro2">
          <table:table-cell office:value-type="string" calcext:value-type="string">
            <text:p>Vinyl wrap black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COMPLET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F2:.F197])" office:value-type="float" office:value="3185" calcext:value-type="float">
            <text:p>3185</text:p>
          </table:table-cell>
        </table:table-row>
        <table:table-row table:style-name="ro2">
          <table:table-cell office:value-type="string" calcext:value-type="string">
            <text:p>Fabricate Battery Cradle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Not Started, price???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unt Radiator, Fan, and Pump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This is a fun project that could be completed soon!!!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ine Aluminum Motor Pate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Not Started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gnition Wiring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COMPLE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ontrol Wiring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COMPLE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 Battery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tart with mockups using mostly empty cell bank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Chain/Sprocket</text:p>
          </table:table-cell>
          <table:table-cell office:value-type="string" calcext:value-type="string">
            <text:p>On Hol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530 chain, mcmaster 11t front and JT 46t <text:s/>rear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Motor</text:p>
          </table:table-cell>
          <table:table-cell office:value-type="string" calcext:value-type="string">
            <text:p>On Hol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ME1616 Water Coole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dlight/taillight</text:p>
          </table:table-cell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Make sure Taillight brakes wor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n power wiring</text:p>
          </table:table-cell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connect to power pi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Motor Controller</text:p>
          </table:table-cell>
          <table:table-cell office:value-type="string" calcext:value-type="string">
            <text:p>On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evcon? Or what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ElCon Charger from AliExpress</text:p>
          </table:table-cell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build Fork</text:p>
          </table:table-cell>
          <table:table-cell office:value-type="string" calcext:value-type="string">
            <text:p>On Hol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Take to super plush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D Print a cool gas cap</text:p>
          </table:table-cell>
          <table:table-cell office:value-type="string" calcext:value-type="string">
            <text:p>On H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ss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n Signals</text:p>
          </table:table-cell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Front need replaced or superglued together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772 wiring</text:p>
          </table:table-cell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wires from connector to Body Controll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ean Wheels</text:p>
          </table:table-cell>
          <table:table-cell office:value-type="string" calcext:value-type="string">
            <text:p>In Progres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Not complete. Try using simple gree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ean Rear Swing Arm</text:p>
          </table:table-cell>
          <table:table-cell office:value-type="string" calcext:value-type="string">
            <text:p>In Progres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assis</text:p>
          </table:table-cell>
          <table:table-cell office:value-type="string" calcext:value-type="string">
            <text:p>Not complete. Try using simple gree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2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07:42:30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2:24:28.136000000</meta:creation-date>
    <dc:date>2019-06-09T16:03:59.627000000</dc:date>
    <meta:editing-duration>P7DT8H40M54S</meta:editing-duration>
    <meta:editing-cycles>3</meta:editing-cycles>
    <meta:generator>LibreOffice/4.4.3.2$Windows_x86 LibreOffice_project/88805f81e9fe61362df02b9941de8e38a9b5fd16</meta:generator>
    <meta:document-statistic meta:table-count="1" meta:cell-count="120" meta:object-count="0"/>
  </office:meta>
</office:document-meta>
</file>